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h text:style-name="P3" text:outline-level="2"><text:bookmark text:name="livro"/>1 Timotio</text:h>
                                  <text:section text:style-name="Sect1" text:name="cap1">
                                    <text:p text:style-name="P1">1 Paulo, apóstolo de Cristo Jesus, segundo o mandado de Deus, nosso Salvador, e de Cristo Jesus, esperança nossa.</text:p>
                                    <text:p text:style-name="P1">2 a Timóteo, meu verdadeiro filho na fé: graça, misericórdia e paz da parte de Deus Pai e de Cristo Jesus, nosso Senhor.</text:p>
                                    <text:p text:style-name="P1">3 Como te roguei, quando partia para a Macedônia, que ficasse em Éfeso, para advertires a alguns que não ensinassem doutrina diversa,</text:p>
                                    <text:p text:style-name="P1">4 nem se preocupassem com fábulas ou genealogias intermináveis, pois que produzem antes discussões que edificação para com Deus, que se funda na fé...</text:p>
                                    <text:p text:style-name="P1">5 Mas o fim desta admoestação é o amor que procede de um coração puro, de uma boa consciência, e de uma fé não fingida;</text:p>
                                    <text:p text:style-name="P1">6 das quais coisas alguns se desviaram, e se entregaram a discursos vãos,</text:p>
                                    <text:p text:style-name="P1">7 querendo ser doutores da lei, embora não entendam nem o que dizem nem o que com tanta confiança afirmam.</text:p>
                                    <text:p text:style-name="P1">8 Sabemos, porém, que a lei é boa, se alguém dela usar legitimamente,</text:p>
                                    <text:p text:style-name="P1">9 reconhecendo que a lei não é feita para o justo, mas para os transgressores e insubordinados, os irreverentes e pecadores, os ímpios e profanos, para os parricidas, matricidas e homicidas,</text:p>
                                    <text:p text:style-name="P1">10 para os devassos, os sodomitas, os roubadores de homens, os mentirosos, os perjuros, e para tudo que for contrário à sã doutrina,</text:p>
                                    <text:p text:style-name="P1">11 segundo o evangelho da glória do Deus bendito, que me foi confiado.</text:p>
                                    <text:p text:style-name="P1">12 Dou graças àquele que me fortaleceu, a Cristo Jesus nosso Senhor, porque me julgou fiel, pondo-me no seu ministério,</text:p>
                                    <text:p text:style-name="P1">13 ainda que outrora eu era blasfemador, perseguidor, e injuriador; mas alcancei misericórdia, porque o fiz por ignorância, na incredulidade;</text:p>
                                    <text:p text:style-name="P1">14 e a graça de nosso Senhor superabundou com a fé e o amor que há em Cristo Jesus.</text:p>
                                    <text:p text:style-name="P1">15 Fiel é esta palavra e digna de toda a aceitação; que Cristo Jesus veio ao mundo para salvar os pecadores, dos quais sou eu o principal;</text:p>
                                    <text:p text:style-name="P1">16 mas por isso alcancei misericórdia, para que em mim, o principal, Cristo Jesus mostrasse toda a sua longanimidade, a fim de que eu servisse de exemplo aos que haviam de crer nele para a vida eterna.</text:p>
                                    <text:p text:style-name="P1">17 Ora, ao Rei dos séculos, imortal, invisível, ao único Deus, seja honra e glória para todo o sempre. Amém.</text:p>
                                    <text:p text:style-name="P1">18 Esta admoestação te dirijo, filho Timóteo, que segundo as profecias que houve acerca de ti, por elas pelejes a boa peleja,</text:p>
                                    <text:p text:style-name="P1">19 conservando a fé, e uma boa consciência, a qual alguns havendo rejeitado, naufragando no tocante à fé;</text:p>
                                    <text:p text:style-name="P1">20 e entre esses Himeneu e Alexandre, os quais entreguei a Satanás, para que aprendam a não blasfemar.</text:p>
                                  </text:section>
                                  <text:section text:style-name="Sect1" text:name="cap2">
                                    <text:p text:style-name="P2">I TIMÓTEO-[Capitulo 2]</text:p>
                                    <text:p text:style-name="P1"><text:soft-page-break/>1 Exorto, pois, antes de tudo que se façam súplicas, orações, intercessões, e ações de graças por todos os homens,</text:p>
                                    <text:p text:style-name="P1">2 pelos reis, e por todos os que exercem autoridade, para que tenhamos uma vida tranqüila e sossegada, em toda a piedade e honestidade.</text:p>
                                    <text:p text:style-name="P1">3 Pois isto é bom e agradável diante de Deus nosso Salvador,</text:p>
                                    <text:p text:style-name="P1">4 o qual deseja que todos os homens sejam salvos e cheguem ao pleno conhecimento da verdade.</text:p>
                                    <text:p text:style-name="P1">5 Porque há um só Deus, e um só Mediador entre Deus e os homens, Cristo Jesus, homem,</text:p>
                                    <text:p text:style-name="P1">6 o qual se deu a si mesmo em resgate por todos, para servir de testemunho a seu tempo;</text:p>
                                    <text:p text:style-name="P1">7 para o que (digo a verdade, não minto) eu fui constituído pregador e apóstolo, mestre dos gentios na fé e na verdade.</text:p>
                                    <text:p text:style-name="P1">8 Quero, pois, que os homens orem em todo lugar, levantando mãos santas, sem ira nem contenda.</text:p>
                                    <text:p text:style-name="P1">9 Quero, do mesmo modo, que as mulheres se ataviem com traje decoroso, com modéstia e sobriedade, não com tranças, ou com ouro, ou pérolas, ou vestidos custosos,</text:p>
                                    <text:p text:style-name="P1">10 mas (como convém a mulheres que fazem profissão de servir a Deus) com boas obras.</text:p>
                                    <text:p text:style-name="P1">11 A mulher aprenda em silêncio com toda a submissão.</text:p>
                                    <text:p text:style-name="P1">12 Pois não permito que a mulher ensine, nem tenha domínio sobre o homem, mas que esteja em silêncio.</text:p>
                                    <text:p text:style-name="P1">13 Porque primeiro foi formado Adão, depois Eva.</text:p>
                                    <text:p text:style-name="P1">14 E Adão não foi enganado, mas a mulher, sendo enganada, caiu em transgressão;</text:p>
                                    <text:p text:style-name="P1">15 salvar-se-á, todavia, dando à luz filhos, se permanecer com sobriedade na fé, no amor e na santificação.</text:p>
                                  </text:section>
                                  <text:section text:style-name="Sect1" text:name="cap4">
                                    <text:p text:style-name="P2">I TIMÓTEO-[Capitulo 3]</text:p>
                                    <text:p text:style-name="P1">1 Fiel é esta palavra: Se alguém aspira ao episcopado, excelente obra deseja.</text:p>
                                    <text:p text:style-name="P1">2 É necessário, pois, que o bispo seja irrepreensível, marido de uma só mulher, temperante, sóbrio, ordeiro, hospitaleiro, apto para ensinar;</text:p>
                                    <text:p text:style-name="P1">3 não dado ao vinho, não espancador, mas moderado, inimigo de contendas, não ganancioso;</text:p>
                                    <text:p text:style-name="P1">4 que governe bem a sua própria casa, tendo seus filhos em sujeição, com todo o respeito</text:p>
                                    <text:p text:style-name="P1">5 (pois, se alguém não sabe governar a sua própria casa, como cuidará da igreja de Deus?);</text:p>
                                    <text:p text:style-name="P1">6 não neófito, para que não se ensoberbeça e venha a cair na condenação do Diabo.</text:p>
                                    <text:p text:style-name="P1">7 Também é necessário que tenha bom testemunho dos que estão de fora, para que não caia em opróbrio, e no laço do Diabo.</text:p>
                                    <text:p text:style-name="P1">8 Da mesma forma os diáconos sejam sérios, não de língua dobre, não dados a muito vinho, não cobiçosos de torpe ganância,</text:p>
                                    <text:p text:style-name="P1">9 guardando o mistério da fé numa consciência pura.</text:p>
                                    <text:p text:style-name="P1">10 E também estes sejam primeiro provados, depois exercitem o diaconato, se forem irrepreensíveis.</text:p>
                                    <text:p text:style-name="P1">11 Da mesma sorte as mulheres sejam sérias, não maldizentes, temperantes, e fiéis em tudo.</text:p>
                                    <text:p text:style-name="P1">12 Os diáconos sejam maridos de uma só mulher, e governem bem a seus filhos e suas próprias casas.</text:p>
                                    <text:p text:style-name="P1"><text:soft-page-break/>13 Porque os que servirem bem como diáconos, adquirirão para si um lugar honroso e muita confiança na fé que há em Cristo Jesus.</text:p>
                                    <text:p text:style-name="P1">14 Escrevo-te estas coisas, embora esperando ir ver-te em breve,</text:p>
                                    <text:p text:style-name="P1">15 para que, no caso de eu tardar, saibas como se deve proceder na casa de Deus, a qual é a igreja do Deus vivo, coluna e esteio da verdade.</text:p>
                                    <text:p text:style-name="P1">16 E, sem dúvida alguma, grande é o mistério da piedade: Aquele que se manifestou em carne, foi justificado em espírito, visto dos anjos, pregado entre os gentios, crido no mundo, e recebido acima na glória.</text:p>
                                  </text:section>
                                  <text:section text:style-name="Sect1" text:name="Seção14">
                                    <text:p text:style-name="P2"><text:bookmark text:name="cap4"/>I TIMÓTEO-[Capitulo 4]</text:p>
                                    <text:p text:style-name="P1">1 Mas o Espírito expressamente diz que em tempos posteriores alguns apostatarão da fé, dando ouvidos a espíritos enganadores, e a doutrinas de demônios,</text:p>
                                    <text:p text:style-name="P1">2 pela hipocrisia de homens que falam mentiras e têm a sua própria consciência cauterizada,</text:p>
                                    <text:p text:style-name="P1">3 proibindo o casamento, e ordenando a abstinência de alimentos que Deus criou para serem recebidos com ações de graças pelos que são fiéis e que conhecem bem a verdade;</text:p>
                                    <text:p text:style-name="P1">4 pois todas as coisas criadas por Deus são boas, e nada deve ser rejeitado se é recebido com ações de graças;</text:p>
                                    <text:p text:style-name="P1">5 porque pela palavra de Deus e pela oração são santificadas.</text:p>
                                    <text:p text:style-name="P1">6 Propondo estas coisas aos irmãos, serás bom ministro de Cristo Jesus, nutrido pelas palavras da fé e da boa doutrina que tens seguido;</text:p>
                                    <text:p text:style-name="P1">7 mas rejeita as fábulas profanas e de velhas. Exercita-te a ti mesmo na piedade.</text:p>
                                    <text:p text:style-name="P1">8 Pois o exercício corporal para pouco aproveita, mas a piedade para tudo é proveitosa, visto que tem a promessa da vida presente e da que há de vir.</text:p>
                                    <text:p text:style-name="P1">9 Fiel é esta palavra e digna de toda aceitação.</text:p>
                                    <text:p text:style-name="P1">10 Pois para isto é que trabalhamos e lutamos, porque temos posto a nossa esperança no Deus vivo, que é o Salvador de todos os homens, especialmente dos que crêem.</text:p>
                                    <text:p text:style-name="P1">11 Manda estas coisas e ensina-as.</text:p>
                                    <text:p text:style-name="P1">12 Ninguém despreze a tua mocidade, mas sê um exemplo para os fiéis na palavra, no procedimento, no amor, na fé, na pureza.</text:p>
                                    <text:p text:style-name="P1">13 até que eu vá, aplica-te à leitura, à exortação, e ao ensino.</text:p>
                                    <text:p text:style-name="P1">14 Não negligencies o dom que há em ti, o qual te foi dado por profecia, com a imposição das mãos do presbítero.</text:p>
                                    <text:p text:style-name="P1">15 Ocupa-te destas coisas, dedica-te inteiramente a elas, para que o teu progresso seja manifesto a todos.</text:p>
                                    <text:p text:style-name="P1">16 Tem cuidado de ti mesmo e do teu ensino; persevera nestas coisas; porque, fazendo isto, te salvarás, tanto a ti mesmo como aos que te ouvem.</text:p>
                                  </text:section>
                                  <text:section text:style-name="Sect1" text:name="cap5">
                                    <text:p text:style-name="P2">I TIMÓTEO-[Capitulo 5]</text:p>
                                    <text:p text:style-name="P1">1 Não repreendas asperamente a um velho, mas admoesta-o como a um pai; aos moços, como a irmãos;</text:p>
                                    <text:p text:style-name="P1">2 às mulheres idosas, como a mães; às moças, como a irmãs, com toda a pureza.</text:p>
                                    <text:p text:style-name="P1">3 Honra as viúvas que são verdadeiramente viúvas.</text:p>
                                    <text:p text:style-name="P1"><text:soft-page-break/>4 Mas, se alguma viúva tiver filhos, ou netos, aprendam eles primeiro a exercer piedade para com a sua própria família, e a recompensar seus progenitores; porque isto é agradável a Deus.</text:p>
                                    <text:p text:style-name="P1">5 Ora, a que é verdadeiramente viúva e desamparada espera em Deus, e persevera de noite e de dia em súplicas e orações;</text:p>
                                    <text:p text:style-name="P1">6 mas a que vive em prazeres, embora viva, está morta.</text:p>
                                    <text:p text:style-name="P1">7 Manda, pois, estas coisas, para que elas sejam irrepreensíveis.</text:p>
                                    <text:p text:style-name="P1">8 Mas, se alguém não cuida dos seus, e especialmente dos da sua família, tem negado a fé, e é pior que um incrédulo.</text:p>
                                    <text:p text:style-name="P1">9 Não seja inscrita como viúva nenhuma que tenha menos de sessenta anos, e só a que tenha sido mulher de um só marido,</text:p>
                                    <text:p text:style-name="P1">10 aprovada com testemunho de boas obras, se criou filhos, se exercitou hospitalidade, se lavou os pés aos santos, se socorreu os atribulados, se praticou toda sorte de boas obras.</text:p>
                                    <text:p text:style-name="P1">11 Mas rejeita as viúvas mais novas, porque, quando se tornam levianas contra Cristo, querem casar-se;</text:p>
                                    <text:p text:style-name="P1">12 tendo já a sua condenação por haverem violado a primeira fé;</text:p>
                                    <text:p text:style-name="P1">13 e, além disto, aprendem também a ser ociosas, andando de casa em casa; e não somente ociosas, mas também faladeiras e intrigantes, falando o que não convém.</text:p>
                                    <text:p text:style-name="P1">14 Quero pois que as mais novas se casem, tenham filhos, dirijam a sua casa, e não dêem ocasião ao adversário de maldizer;</text:p>
                                    <text:p text:style-name="P1">15 porque já algumas se desviaram, indo após Satanás.</text:p>
                                    <text:p text:style-name="P1">16 Se alguma mulher crente tem viúvas, socorra-as, e não se sobrecarregue a igreja, para que esta possa socorrer as que são verdadeiramente viúvas.</text:p>
                                    <text:p text:style-name="P1">17 Os anciãos que governam bem sejam tidos por dignos de duplicada honra, especialmente os que labutam na pregação e no ensino.</text:p>
                                    <text:p text:style-name="P1">18 Porque diz a Escritura: Não atarás a boca ao boi quando debulha. E: Digno é o trabalhador do seu salário.</text:p>
                                    <text:p text:style-name="P1">19 Não aceites acusação contra um ancião, senão com duas ou três testemunhas.</text:p>
                                    <text:p text:style-name="P1">20 Aos que vivem no pecado, repreende-os na presença de todos, para que também os outros tenham temor.</text:p>
                                    <text:p text:style-name="P1">21 Conjuro-te diante de Deus, e de Cristo Jesus, e dos anjos eleitos, que sem prevenção guardes estas coisas, nada fazendo com parcialidade.</text:p>
                                    <text:p text:style-name="P1">22 A ninguém imponhas precipitadamente as mãos, nem participes dos pecados alheios; conserva-te a ti mesmo puro.</text:p>
                                    <text:p text:style-name="P1">23 Não bebas mais água só, mas usa um pouco de vinho, por causa do teu estômago e das tuas freqüentes enfermidades.</text:p>
                                    <text:p text:style-name="P1">24 Os pecados de alguns homens são manifestos antes de entrarem em juízo, enquanto os de outros descobrem-se depois.</text:p>
                                    <text:p text:style-name="P1">25 Da mesma forma também as boas obras são manifestas antecipadamente; e as que não o são não podem ficar ocultas.</text:p>
                                  </text:section>
                                  <text:section text:style-name="Sect1" text:name="cap6">
                                    <text:p text:style-name="P2">I TIMÓTEO-[Capitulo 6]</text:p>
                                    <text:p text:style-name="P1"><text:soft-page-break/>1 Todos os servos que estão debaixo do jugo considerem seus senhores dignos de toda honra, para que o nome de Deus e a doutrina não sejam blasfemados.</text:p>
                                    <text:p text:style-name="P1">2 E os que têm senhores crentes não os desprezem, porque são irmãos; antes os sirvam melhor, porque eles, que se utilizam do seu bom serviço, são crentes e amados. Ensina estas coisas.</text:p>
                                    <text:p text:style-name="P1">3 Se alguém ensina alguma doutrina diversa, e não se conforma com as sãs palavras de nosso Senhor Jesus Cristo, e com a doutrina que é segundo a piedade,</text:p>
                                    <text:p text:style-name="P1">4 é soberbo, e nada sabe, mas delira acerca de questões e contendas de palavras, das quais nascem invejas, porfias, injúrias, suspeitas maliciosas,</text:p>
                                    <text:p text:style-name="P1">5 disputas de homens corruptos de entendimento, e privados da verdade, cuidando que a piedade é fonte de lucro;</text:p>
                                    <text:p text:style-name="P1">6 e, de fato, é grande fonte de lucro a piedade com o contentamento.</text:p>
                                    <text:p text:style-name="P1">7 Porque nada trouxe para este mundo, e nada podemos daqui levar;</text:p>
                                    <text:p text:style-name="P1">8 tendo, porém, alimento e vestuário, estaremos com isso contentes.</text:p>
                                    <text:p text:style-name="P1">9 Mas os que querem tornar-se ricos caem em tentação e em laço, e em muitas concupiscências loucas e nocivas, as quais submergem os homens na ruína e na perdição.</text:p>
                                    <text:p text:style-name="P1">10 Porque o amor ao dinheiro é raiz de todos os males; e nessa cobiça alguns se desviaram da fé, e se traspassaram a si mesmos com muitas dores.</text:p>
                                    <text:p text:style-name="P1">11 Mas tu, ó homem de Deus, foge destas coisas, e segue a justiça, a piedade, a fé, o amor, a constância, a mansidão.</text:p>
                                    <text:p text:style-name="P1">12 Peleja a boa peleja da fé, apodera-te da vida eterna, para a qual foste chamado, tendo já feito boa confissão diante de muitas testemunhas.</text:p>
                                    <text:p text:style-name="P1">13 Diante de Deus, que todas as coisas vivifica, e de Cristo Jesus, que perante Pôncio Pilatos deu o testemunho da boa confissão, exorto-te</text:p>
                                    <text:p text:style-name="P1">14 a que guardes este mandamento sem mácula e irrepreensível até a vinda de nosso Senhor Jesus Cristo;</text:p>
                                    <text:p text:style-name="P1">15 a qual, no tempo próprio, manifestará o bem-aventurado e único soberano, Rei dos reis e Senhor dos senhores;</text:p>
                                    <text:p text:style-name="P1">16 aquele que possui, ele só, a imortalidade, e habita em luz inacessível; a quem nenhum dos homens tem visto nem pode ver; ao qual seja honra e poder sempiterno. Amém.</text:p>
                                    <text:p text:style-name="P1">17 manda aos ricos deste mundo que não sejam altivos, nem ponham a sua esperança na incerteza das riquezas, mas em Deus, que nos concede abundantemente todas as coisas para delas gozarmos;</text:p>
                                    <text:p text:style-name="P1">18 que pratiquem o bem, que se enriqueçam de boas obras, que sejam liberais e generosos,</text:p>
                                    <text:p text:style-name="P1">19 entesourando para si mesmos um bom fundamento para o futuro, para que possam alcançar a verdadeira vida.</text:p>
                                    <text:p text:style-name="P1">20 Ó Timóteo, guarda o depósito que te foi confiado, evitando as conversas vãs e profanas e as oposições da falsamente chamada ciência;</text:p>
                                    <text:p text:style-name="P1">21 a qual professando-a alguns, se desviaram da fé. A graça seja convosco.</text:p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5:45.371322360</dc:date>
    <meta:editing-duration>PT21M3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5" meta:paragraph-count="119" meta:word-count="2281" meta:character-count="12698" meta:non-whitespace-character-count="10536"/>
  </office:meta>
</office:document-meta>
</file>